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687986CB9CCC56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19cm, 9.665cm, 5.5cm, 10.07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89cm" svg:height="4.063cm" svg:x="6.461cm" svg:y="12.43cm">
          <draw:image xlink:href="Pictures/100002010000055600000300687986CB9CCC56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9T16:34:58.654576390</dc:date>
    <meta:editing-duration>PT1M32S</meta:editing-duration>
    <meta:editing-cycles>1</meta:editing-cycles>
    <meta:document-statistic meta:object-count="1"/>
    <meta:generator>LibreOffice/6.0.7.3$Linux_X86_64 LibreOffice_project/00m0$Build-3</meta:generator>
  </office:meta>
</office:document-meta>
</file>